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c5f0"/>
    </style:style>
    <style:style style:name="P2" style:family="paragraph" style:parent-style-name="Standard">
      <style:paragraph-properties fo:text-align="start" style:justify-single-word="false"/>
      <style:text-properties officeooo:paragraph-rsid="0019c5f0"/>
    </style:style>
    <style:style style:name="T1" style:family="text">
      <style:text-properties officeooo:rsid="0013cdac"/>
    </style:style>
    <style:style style:name="T2" style:family="text">
      <style:text-properties officeooo:rsid="0009a58e"/>
    </style:style>
    <style:style style:name="T3" style:family="text">
      <style:text-properties officeooo:rsid="0019c5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1331824</text:span><text:tab/><text:tab/><text:tab/><text:tab/><text:tab/><text:tab/><text:tab/><text:tab/> <text:s text:c="12"/>PX 4128 – Data Analysis </text:p>
      <text:p text:style-name="P1"/>
      <text:p text:style-name="P1">Continual Assessment Number <text:span text:style-name="T3">4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0:47:26.873823103</meta:creation-date>
    <dc:date>2017-12-15T22:50:23.664521178</dc:date>
    <meta:editing-duration>P2DT22H2M5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9" meta:character-count="82" meta:non-whitespace-character-count="53"/>
  </office:meta>
</office:document-meta>
</file>